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00%"/>
      <style:text-properties fo:font-weight="bold" style:font-weight-asian="bold" fo:color="#0F243E" fo:font-size="20pt" style:font-size-asian="20pt" style:font-size-complex="20pt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T4" style:parent-style-name="DefaultParagraphFont" style:family="text">
      <style:text-properties fo:font-weight="bold" style:font-weight-asian="bold" fo:color="#4A442A"/>
    </style:style>
    <style:style style:name="T5" style:parent-style-name="DefaultParagraphFont" style:family="text">
      <style:text-properties fo:color="#4A442A"/>
    </style:style>
    <style:style style:name="P6" style:parent-style-name="ListParagraph" style:list-style-name="LFO1" style:family="paragraph">
      <style:paragraph-properties fo:line-height="100%"/>
    </style:style>
    <style:style style:name="T7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365F91"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P10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1" style:parent-style-name="Normal" style:family="paragraph">
      <style:paragraph-properties fo:line-height="100%"/>
    </style:style>
    <style:style style:name="T12" style:parent-style-name="DefaultParagraphFont" style:family="text">
      <style:text-properties fo:font-size="10pt" style:font-size-asian="10pt" style:font-size-complex="10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fo:color="#4F6228" fo:font-size="10pt" style:font-size-asian="10pt" style:font-size-complex="10pt"/>
    </style:style>
    <style:style style:name="T15" style:parent-style-name="DefaultParagraphFont" style:family="text">
      <style:text-properties fo:color="#C2D69B" fo:font-size="10pt" style:font-size-asian="10pt" style:font-size-complex="10pt"/>
    </style:style>
    <style:style style:name="T16" style:parent-style-name="DefaultParagraphFont" style:family="text">
      <style:text-properties fo:color="#4F6228" fo:font-size="10pt" style:font-size-asian="10pt" style:font-size-complex="10pt"/>
    </style:style>
    <style:style style:name="P17" style:parent-style-name="Normal" style:family="paragraph">
      <style:paragraph-properties fo:line-height="100%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P20" style:parent-style-name="ListParagraph" style:list-style-name="LFO1" style:family="paragraph">
      <style:paragraph-properties fo:line-height="100%"/>
    </style:style>
    <style:style style:name="T21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color="#365F91" fo:font-size="10pt" style:font-size-asian="10pt" style:font-size-complex="10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fo:color="#4F6228" fo:font-size="10pt" style:font-size-asian="10pt" style:font-size-complex="10pt"/>
    </style:style>
    <style:style style:name="P30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1" style:parent-style-name="ListParagraph" style:list-style-name="LFO1" style:family="paragraph">
      <style:paragraph-properties fo:line-height="100%"/>
    </style:style>
    <style:style style:name="T32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color="#365F91"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P3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6" style:parent-style-name="Normal" style:family="paragraph">
      <style:paragraph-properties fo:line-height="100%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T40" style:parent-style-name="DefaultParagraphFont" style:family="text">
      <style:text-properties fo:color="#4F6228" fo:font-size="10pt" style:font-size-asian="10pt" style:font-size-complex="10pt"/>
    </style:style>
    <style:style style:name="P41" style:parent-style-name="Normal" style:family="paragraph">
      <style:paragraph-properties fo:line-height="100%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P44" style:parent-style-name="Normal" style:family="paragraph">
      <style:paragraph-properties fo:line-height="100%"/>
      <style:text-properties fo:font-weight="bold" style:font-weight-asian="bold" fo:color="#4A442A"/>
    </style:style>
    <style:style style:name="P45" style:parent-style-name="ListParagraph" style:list-style-name="LFO1" style:family="paragraph">
      <style:paragraph-properties fo:line-height="100%"/>
    </style:style>
    <style:style style:name="T46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color="#365F91" fo:font-size="10pt" style:font-size-asian="10pt" style:font-size-complex="10pt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P49" style:parent-style-name="Normal" style:family="paragraph">
      <style:paragraph-properties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line-height="100%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color="#4F6228" fo:font-size="10pt" style:font-size-asian="10pt" style:font-size-complex="10pt"/>
    </style:style>
    <style:style style:name="P5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57" style:parent-style-name="ListParagraph" style:list-style-name="LFO1" style:family="paragraph">
      <style:paragraph-properties fo:line-height="100%"/>
    </style:style>
    <style:style style:name="T58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P60" style:parent-style-name="Normal" style:family="paragraph">
      <style:paragraph-properties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line-height="100%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size="10pt" style:font-size-asian="10pt" style:font-size-complex="10pt"/>
    </style:style>
    <style:style style:name="T65" style:parent-style-name="DefaultParagraphFont" style:family="text">
      <style:text-properties fo:color="#4F6228" fo:font-size="10pt" style:font-size-asian="10pt" style:font-size-complex="10pt"/>
    </style:style>
    <style:style style:name="P6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67" style:parent-style-name="ListParagraph" style:list-style-name="LFO1" style:family="paragraph">
      <style:paragraph-properties fo:line-height="100%"/>
    </style:style>
    <style:style style:name="T68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fo:color="#365F91"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P71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line-height="100%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DefaultParagraphFont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T77" style:parent-style-name="DefaultParagraphFont" style:family="text">
      <style:text-properties fo:color="#4F6228" fo:font-size="10pt" style:font-size-asian="10pt" style:font-size-complex="10pt"/>
    </style:style>
    <style:style style:name="P78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9" style:parent-style-name="ListParagraph" style:list-style-name="LFO1" style:family="paragraph">
      <style:paragraph-properties fo:line-height="100%"/>
    </style:style>
    <style:style style:name="T80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color="#365F91" fo:font-size="10pt" style:font-size-asian="10pt" style:font-size-complex="10pt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P8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7" style:parent-style-name="Normal" style:family="paragraph">
      <style:paragraph-properties fo:line-height="100%"/>
    </style:style>
    <style:style style:name="T88" style:parent-style-name="DefaultParagraphFont" style:family="text">
      <style:text-properties fo:font-weight="bold" style:font-weight-asian="bold" fo:color="#4A442A"/>
    </style:style>
    <style:style style:name="T89" style:parent-style-name="DefaultParagraphFont" style:family="text">
      <style:text-properties fo:color="#4A442A"/>
    </style:style>
    <style:style style:name="P90" style:parent-style-name="ListParagraph" style:list-style-name="LFO1" style:family="paragraph">
      <style:paragraph-properties fo:line-height="100%"/>
    </style:style>
    <style:style style:name="T91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fo:color="#365F91"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P9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9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9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97" style:parent-style-name="Normal" style:family="paragraph">
      <style:paragraph-properties fo:line-height="100%"/>
      <style:text-properties fo:font-size="10pt" style:font-size-asian="10pt" style:font-size-complex="10pt"/>
    </style:style>
    <style:style style:name="P98" style:parent-style-name="Normal" style:family="paragraph">
      <style:paragraph-properties fo:line-height="100%"/>
      <style:text-properties fo:font-size="10pt" style:font-size-asian="10pt" style:font-size-complex="10pt"/>
    </style:style>
    <style:style style:name="P99" style:parent-style-name="ListParagraph" style:list-style-name="LFO1" style:family="paragraph">
      <style:paragraph-properties fo:line-height="100%"/>
    </style:style>
    <style:style style:name="T100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fo:color="#365F91" fo:font-size="10pt" style:font-size-asian="10pt" style:font-size-complex="10pt"/>
    </style:style>
    <style:style style:name="T102" style:parent-style-name="DefaultParagraphFont" style:family="text">
      <style:text-properties fo:font-size="10pt" style:font-size-asian="10pt" style:font-size-complex="10pt"/>
    </style:style>
    <style:style style:name="P10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0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0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0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07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08" style:parent-style-name="ListParagraph" style:list-style-name="LFO1" style:family="paragraph">
      <style:paragraph-properties fo:line-height="100%"/>
    </style:style>
    <style:style style:name="T109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color="#365F91" fo:font-size="10pt" style:font-size-asian="10pt" style:font-size-complex="10pt"/>
    </style:style>
    <style:style style:name="T111" style:parent-style-name="DefaultParagraphFont" style:family="text">
      <style:text-properties fo:font-size="10pt" style:font-size-asian="10pt" style:font-size-complex="10pt"/>
    </style:style>
    <style:style style:name="P11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1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1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1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1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17" style:parent-style-name="Normal" style:family="paragraph">
      <style:paragraph-properties fo:line-height="100%"/>
    </style:style>
    <style:style style:name="T118" style:parent-style-name="DefaultParagraphFont" style:family="text">
      <style:text-properties fo:font-weight="bold" style:font-weight-asian="bold" fo:color="#4A442A"/>
    </style:style>
    <style:style style:name="P119" style:parent-style-name="ListParagraph" style:list-style-name="LFO1" style:family="paragraph">
      <style:paragraph-properties fo:line-height="100%"/>
    </style:style>
    <style:style style:name="T120" style:parent-style-name="DefaultParagraphFont" style:family="text"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fo:color="#365F91" fo:font-size="10pt" style:font-size-asian="10pt" style:font-size-complex="10pt"/>
    </style:style>
    <style:style style:name="P12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2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24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2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2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27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28" style:parent-style-name="ListParagraph" style:list-style-name="LFO1" style:family="paragraph">
      <style:paragraph-properties fo:line-height="100%"/>
      <style:text-properties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P129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30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31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3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33" style:parent-style-name="Normal" style:family="paragraph">
      <style:paragraph-properties fo:line-height="100%"/>
      <style:text-properties fo:font-weight="bold" style:font-weight-asian="bold" fo:color="#4A442A"/>
    </style:style>
    <style:style style:name="P134" style:parent-style-name="ListParagraph" style:list-style-name="LFO1" style:family="paragraph">
      <style:paragraph-properties fo:line-height="100%"/>
    </style:style>
    <style:style style:name="T135" style:parent-style-name="DefaultParagraphFont" style:family="text">
      <style:text-properties style:font-name-complex="Calibri"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-complex="Calibri" fo:color="#365F91" fo:font-size="10pt" style:font-size-asian="10pt" style:font-size-complex="10pt"/>
    </style:style>
    <style:style style:name="P137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38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39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0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1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2" style:parent-style-name="ListParagraph" style:list-style-name="LFO1" style:family="paragraph">
      <style:paragraph-properties fo:line-height="100%"/>
    </style:style>
    <style:style style:name="T143" style:parent-style-name="DefaultParagraphFont" style:family="text">
      <style:text-properties style:font-name-complex="Calibri" fo:color="#365F91"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-complex="Calibri" fo:color="#365F91" fo:font-size="10pt" style:font-size-asian="10pt" style:font-size-complex="10pt"/>
    </style:style>
    <style:style style:name="P145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6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7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8" style:parent-style-name="Normal" style:family="paragraph">
      <style:paragraph-properties fo:line-height="100%"/>
      <style:text-properties style:font-name-complex="Calibri" fo:font-size="10pt" style:font-size-asian="10pt" style:font-size-complex="10pt"/>
    </style:style>
    <style:style style:name="P149" style:parent-style-name="Normal" style:family="paragraph">
      <style:paragraph-properties fo:line-height="100%"/>
    </style:style>
    <style:style style:name="P150" style:parent-style-name="Normal" style:family="paragraph">
      <style:paragraph-properties fo:line-height="100%"/>
    </style:style>
  </office:automatic-styles>
  <office:body>
    <office:text text:use-soft-page-breaks="true">
      <text:p text:style-name="P1">Assignment<text:s/>2</text:p>
      <text:p text:style-name="P2"/>
      <text:p text:style-name="P3"><text:span text:style-name="T4">1. Selectors</text:span><text:span text:style-name="T5">:</text:span></text:p>
      <text:list text:style-name="LFO1" text:continue-numbering="true">
        <text:list-item>
          <text:p text:style-name="P6"><text:span text:style-name="T7">Element Selector</text:span><text:span text:style-name="T8">:</text:span><text:span text:style-name="T9"><text:s/>Targets all instances of a specified HTML element.</text:span></text:p>
        </text:list-item>
      </text:list>
      <text:p text:style-name="P10"><text:tab/><text:tab/>p {</text:p>
      <text:p text:style-name="P11"><text:span text:style-name="T12"><text:tab/></text:span><text:span text:style-name="T13"><text:tab/></text:span><text:span text:style-name="T14">/*</text:span><text:span text:style-name="T15"><text:s/></text:span><text:span text:style-name="T16">Styles applied to all &lt;p&gt; elements */</text:span></text:p>
      <text:p text:style-name="P17"><text:span text:style-name="T18"><text:tab/></text:span><text:span text:style-name="T19"><text:tab/>}</text:span></text:p>
      <text:list text:style-name="LFO1" text:continue-numbering="true">
        <text:list-item>
          <text:p text:style-name="P20"><text:span text:style-name="T21">Class Selector</text:span><text:span text:style-name="T22">:</text:span><text:span text:style-name="T23"><text:s/>Targets elements with a specific class attribute.</text:span></text:p>
        </text:list-item>
      </text:list>
      <text:p text:style-name="P24"><text:tab/><text:tab/>.classname {</text:p>
      <text:p text:style-name="P25"><text:span text:style-name="T26"><text:s text:c="4"/></text:span><text:span text:style-name="T27"><text:tab/></text:span><text:span text:style-name="T28"><text:tab/></text:span><text:span text:style-name="T29">/* Styles applied to elements with class="classname" */</text:span></text:p>
      <text:p text:style-name="P30"><text:tab/><text:tab/>}</text:p>
      <text:list text:style-name="LFO1" text:continue-numbering="true">
        <text:list-item>
          <text:p text:style-name="P31"><text:span text:style-name="T32">ID Selector</text:span><text:span text:style-name="T33">:</text:span><text:span text:style-name="T34"><text:s/>Targets a single element with a specific id attribute.</text:span></text:p>
        </text:list-item>
      </text:list>
      <text:p text:style-name="P35"><text:tab/><text:tab/>#idname {</text:p>
      <text:p text:style-name="P36"><text:span text:style-name="T37"><text:s text:c="3"/></text:span><text:span text:style-name="T38"><text:tab/></text:span><text:span text:style-name="T39"><text:tab/><text:s/></text:span><text:span text:style-name="T40">/* Styles applied to element with id="idname" */</text:span></text:p>
      <text:p text:style-name="P41"><text:span text:style-name="T42"><text:tab/></text:span><text:span text:style-name="T43"><text:tab/>}</text:span></text:p>
      <text:p text:style-name="P44">2. Box Model:</text:p>
      <text:list text:style-name="LFO1" text:continue-numbering="true">
        <text:list-item>
          <text:p text:style-name="P45"><text:span text:style-name="T46">Margin</text:span><text:span text:style-name="T47">:</text:span><text:span text:style-name="T48"><text:s/>Space outside the border of an element.</text:span></text:p>
        </text:list-item>
      </text:list>
      <text:p text:style-name="P49"><text:tab/><text:tab/>.box {</text:p>
      <text:p text:style-name="P50"><text:span text:style-name="T51"><text:s text:c="4"/></text:span><text:span text:style-name="T52"><text:tab/></text:span><text:span text:style-name="T53"><text:tab/>margin: 10px;<text:s/></text:span><text:span text:style-name="T54"><text:tab/></text:span><text:span text:style-name="T55">/* Applies 10px margin on all sides */</text:span></text:p>
      <text:p text:style-name="P56"><text:tab/><text:tab/>}</text:p>
      <text:list text:style-name="LFO1" text:continue-numbering="true">
        <text:list-item>
          <text:p text:style-name="P57"><text:span text:style-name="T58">Padding:</text:span><text:span text:style-name="T59"><text:s/>Space between the content and the border of an element.</text:span></text:p>
        </text:list-item>
      </text:list>
      <text:p text:style-name="P60"><text:tab/><text:tab/>.box {</text:p>
      <text:p text:style-name="P61"><text:span text:style-name="T62"><text:s text:c="4"/></text:span><text:span text:style-name="T63"><text:tab/></text:span><text:span text:style-name="T64"><text:tab/>padding: 10px;<text:s/></text:span><text:span text:style-name="T65"><text:tab/>/* Applies 10px padding on all sides */</text:span></text:p>
      <text:p text:style-name="P66"><text:tab/><text:tab/>}</text:p>
      <text:list text:style-name="LFO1" text:continue-numbering="true">
        <text:list-item>
          <text:p text:style-name="P67"><text:span text:style-name="T68">Border</text:span><text:span text:style-name="T69">:</text:span><text:span text:style-name="T70"><text:s/>Border around the padding of an element.</text:span></text:p>
        </text:list-item>
      </text:list>
      <text:p text:style-name="P71"><text:tab/><text:tab/>.box {</text:p>
      <text:p text:style-name="P72"><text:span text:style-name="T73"><text:s text:c="3"/></text:span><text:span text:style-name="T74"><text:tab/></text:span><text:span text:style-name="T75"><text:tab/><text:s/>border: 1px solid #000;<text:s/></text:span><text:span text:style-name="T76"><text:tab/></text:span><text:span text:style-name="T77">/* 1px solid black border */</text:span></text:p>
      <text:p text:style-name="P78"><text:tab/><text:tab/>}</text:p>
      <text:list text:style-name="LFO1" text:continue-numbering="true">
        <text:list-item>
          <text:p text:style-name="P79"><text:span text:style-name="T80">Width &amp; Height</text:span><text:span text:style-name="T81">:</text:span><text:span text:style-name="T82"><text:s/>Dimensions of the content area.</text:span></text:p>
        </text:list-item>
      </text:list>
      <text:p text:style-name="P83"><text:tab/><text:tab/>.box {</text:p>
      <text:p text:style-name="P84"><text:s text:c="4"/><text:tab/><text:tab/>width: 200px;</text:p>
      <text:p text:style-name="P85"><text:s text:c="4"/><text:tab/><text:tab/>height: 100px;</text:p>
      <text:p text:style-name="P86"><text:tab/><text:tab/>}</text:p>
      <text:soft-page-break/>
      <text:p text:style-name="P87"><text:span text:style-name="T88">3. Positioning</text:span><text:span text:style-name="T89">:</text:span></text:p>
      <text:list text:style-name="LFO1" text:continue-numbering="true">
        <text:list-item>
          <text:p text:style-name="P90"><text:span text:style-name="T91">Relative</text:span><text:span text:style-name="T92">:</text:span><text:span text:style-name="T93"><text:s/>Positioned relative to its normal position.</text:span></text:p>
        </text:list-item>
      </text:list>
      <text:p text:style-name="P94"><text:tab/><text:tab/>.box {</text:p>
      <text:p text:style-name="P95"><text:s text:c="4"/><text:tab/><text:tab/>position: relative;</text:p>
      <text:p text:style-name="P96"><text:s text:c="4"/><text:tab/><text:tab/>top: 10px;</text:p>
      <text:p text:style-name="P97"><text:s text:c="4"/><text:tab/><text:tab/>left: 20px;</text:p>
      <text:p text:style-name="P98"><text:tab/><text:tab/>}</text:p>
      <text:list text:style-name="LFO1" text:continue-numbering="true">
        <text:list-item>
          <text:p text:style-name="P99"><text:span text:style-name="T100">Absolute</text:span><text:span text:style-name="T101">:</text:span><text:span text:style-name="T102"><text:s/>Positioned relative to the nearest positioned ancestor.</text:span></text:p>
        </text:list-item>
      </text:list>
      <text:p text:style-name="P103"><text:tab/><text:tab/>.box {</text:p>
      <text:p text:style-name="P104"><text:s text:c="4"/><text:tab/><text:tab/>position: absolute;</text:p>
      <text:p text:style-name="P105"><text:s text:c="3"/><text:tab/><text:tab/><text:s/>top: 0;</text:p>
      <text:p text:style-name="P106"><text:s text:c="3"/><text:tab/><text:tab/><text:s/>right: 0;</text:p>
      <text:p text:style-name="P107"><text:tab/><text:tab/>}</text:p>
      <text:list text:style-name="LFO1" text:continue-numbering="true">
        <text:list-item>
          <text:p text:style-name="P108"><text:span text:style-name="T109">Fixed</text:span><text:span text:style-name="T110">:</text:span><text:span text:style-name="T111"><text:s/>Positioned relative to the viewport.</text:span></text:p>
        </text:list-item>
      </text:list>
      <text:p text:style-name="P112"><text:tab/><text:tab/>.box {</text:p>
      <text:p text:style-name="P113"><text:s text:c="4"/><text:tab/><text:tab/>position: fixed;</text:p>
      <text:p text:style-name="P114"><text:s text:c="4"/><text:tab/><text:tab/>bottom: 0;</text:p>
      <text:p text:style-name="P115"><text:s text:c="4"/><text:tab/><text:tab/>left: 0;</text:p>
      <text:p text:style-name="P116"><text:tab/><text:tab/>}</text:p>
      <text:p text:style-name="P117"><text:span text:style-name="T118">4. Flexbox:</text:span></text:p>
      <text:list text:style-name="LFO1" text:continue-numbering="true">
        <text:list-item>
          <text:p text:style-name="P119"><text:span text:style-name="T120">Container Properties</text:span><text:span text:style-name="T121">:</text:span></text:p>
        </text:list-item>
      </text:list>
      <text:p text:style-name="P122"><text:tab/><text:tab/>.container {</text:p>
      <text:p text:style-name="P123"><text:s text:c="4"/><text:tab/><text:tab/>display: flex;</text:p>
      <text:p text:style-name="P124"><text:s text:c="4"/><text:tab/><text:tab/>flex-direction: row;</text:p>
      <text:p text:style-name="P125"><text:s text:c="4"/><text:tab/><text:tab/>justify-content: center;</text:p>
      <text:p text:style-name="P126"><text:s text:c="4"/><text:tab/><text:tab/>align-items: center;</text:p>
      <text:p text:style-name="P127"><text:tab/><text:tab/>}</text:p>
      <text:list text:style-name="LFO1" text:continue-numbering="true">
        <text:list-item>
          <text:p text:style-name="P128">Item Properties:</text:p>
        </text:list-item>
      </text:list>
      <text:p text:style-name="P129"><text:tab/><text:tab/>.item {</text:p>
      <text:p text:style-name="P130"><text:s text:c="4"/><text:tab/><text:tab/>flex: 1;</text:p>
      <text:p text:style-name="P131"><text:s text:c="3"/><text:tab/><text:tab/><text:s/>align-self: flex-end;</text:p>
      <text:p text:style-name="P132"><text:tab/><text:tab/>}</text:p>
      <text:p text:style-name="P133">5. Grid:</text:p>
      <text:list text:style-name="LFO1" text:continue-numbering="true">
        <text:list-item>
          <text:p text:style-name="P134"><text:span text:style-name="T135">Container Properties</text:span><text:span text:style-name="T136">:</text:span></text:p>
        </text:list-item>
      </text:list>
      <text:soft-page-break/>
      <text:p text:style-name="P137"><text:tab/><text:tab/>.container {</text:p>
      <text:p text:style-name="P138"><text:s text:c="4"/><text:tab/><text:tab/>display: grid;</text:p>
      <text:p text:style-name="P139"><text:s text:c="4"/><text:tab/><text:tab/>grid-template-columns: 1fr 1fr 1fr;</text:p>
      <text:p text:style-name="P140"><text:s text:c="4"/><text:tab/><text:tab/>grid-gap: 10px;</text:p>
      <text:p text:style-name="P141"><text:tab/><text:tab/>}</text:p>
      <text:list text:style-name="LFO1" text:continue-numbering="true">
        <text:list-item>
          <text:p text:style-name="P142"><text:span text:style-name="T143">Item Properties</text:span><text:span text:style-name="T144">:</text:span></text:p>
        </text:list-item>
      </text:list>
      <text:p text:style-name="P145"><text:tab/><text:tab/>.item {</text:p>
      <text:p text:style-name="P146"><text:s text:c="4"/><text:tab/><text:tab/>grid-column: 1 / 3;</text:p>
      <text:p text:style-name="P147"><text:s text:c="4"/><text:tab/><text:tab/>grid-row: 2;</text:p>
      <text:p text:style-name="P148"><text:tab/><text:tab/>}</text:p>
      <text:p text:style-name="P149"/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electable-text" style:display-name="selectable-text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p</meta:initial-creator>
    <dc:creator>Aman Gupta</dc:creator>
    <meta:creation-date>2024-04-22T18:44:00Z</meta:creation-date>
    <dc:date>2024-04-27T16:05:00Z</dc:date>
    <meta:template xlink:href="Normal" xlink:type="simple"/>
    <meta:editing-cycles>2</meta:editing-cycles>
    <meta:editing-duration>PT900S</meta:editing-duration>
    <meta:document-statistic meta:page-count="3" meta:paragraph-count="3" meta:word-count="264" meta:character-count="1769" meta:row-count="12" meta:non-whitespace-character-count="1508"/>
  </office:meta>
</office:document-meta>
</file>